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text-properties fo:font-size="14pt" style:font-size-asian="14pt" style:font-size-complex="14pt"/>
    </style:style>
    <style:style style:name="P2" style:family="paragraph" style:parent-style-name="normal">
      <style:text-properties officeooo:rsid="0014317c" officeooo:paragraph-rsid="0014317c"/>
    </style:style>
    <style:style style:name="P3" style:family="paragraph" style:parent-style-name="normal">
      <style:text-properties officeooo:rsid="0014f520" officeooo:paragraph-rsid="0014f520"/>
    </style:style>
    <style:style style:name="P4" style:family="paragraph" style:parent-style-name="normal" style:master-page-name="Standard">
      <style:paragraph-properties style:page-number="1"/>
    </style:style>
    <style:style style:name="P5" style:family="paragraph" style:parent-style-name="normal">
      <style:text-properties fo:font-size="14pt" style:text-underline-style="none" officeooo:rsid="0014f520" officeooo:paragraph-rsid="0014f520" style:font-size-asian="14pt" style:font-size-complex="14pt"/>
    </style:style>
    <style:style style:name="P6" style:family="paragraph" style:parent-style-name="normal">
      <style:text-properties fo:font-size="14pt" style:text-underline-style="none" officeooo:rsid="00166527" officeooo:paragraph-rsid="00166527" style:font-size-asian="14pt" style:font-size-complex="14pt"/>
    </style:style>
    <style:style style:name="P7" style:family="paragraph" style:parent-style-name="normal">
      <style:text-properties fo:font-size="14pt" style:text-underline-style="none" officeooo:rsid="0019a882" officeooo:paragraph-rsid="0019a882" style:font-size-asian="14pt" style:font-size-complex="14pt"/>
    </style:style>
    <style:style style:name="P8" style:family="paragraph" style:parent-style-name="normal" style:list-style-name="WWNum1">
      <style:paragraph-properties fo:margin-left="0.5in" fo:margin-right="0in" fo:text-indent="-0.25in" style:auto-text-indent="false"/>
      <style:text-properties fo:font-size="14pt" style:font-size-asian="14pt" style:font-size-complex="14pt"/>
    </style:style>
    <style:style style:name="P9" style:family="paragraph" style:parent-style-name="normal">
      <style:text-properties officeooo:rsid="0019a882" officeooo:paragraph-rsid="0019a88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9e12" style:font-size-asian="14pt" style:font-size-complex="14pt"/>
    </style:style>
    <style:style style:name="T3" style:family="text">
      <style:text-properties fo:font-size="14pt" officeooo:rsid="0014317c" style:font-size-asian="14pt" style:font-size-complex="14pt"/>
    </style:style>
    <style:style style:name="T4" style:family="text">
      <style:text-properties fo:font-size="14pt" officeooo:rsid="0014f520" style:font-size-asian="14pt" style:font-size-complex="14pt"/>
    </style:style>
    <style:style style:name="T5" style:family="text">
      <style:text-properties fo:font-size="14pt" officeooo:rsid="00166527" style:font-size-asian="14pt" style:font-size-complex="14pt"/>
    </style:style>
    <style:style style:name="T6" style:family="text">
      <style:text-properties fo:font-size="14pt" officeooo:rsid="0017e1f1" style:font-size-asian="14pt" style:font-size-complex="14pt"/>
    </style:style>
    <style:style style:name="T7" style:family="text">
      <style:text-properties fo:font-size="14pt" officeooo:rsid="0019a882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14317c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officeooo:rsid="00166527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officeooo:rsid="0019a882" style:font-size-asian="14pt" style:font-size-complex="14pt"/>
    </style:style>
    <style:style style:name="T12" style:family="text">
      <style:text-properties fo:font-size="14pt" style:text-underline-style="none" style:font-size-asian="14pt" style:font-size-complex="14pt"/>
    </style:style>
    <style:style style:name="T13" style:family="text">
      <style:text-properties fo:font-size="14pt" style:text-underline-style="none" officeooo:rsid="0017e1f1" style:font-size-asian="14pt" style:font-size-complex="14pt"/>
    </style:style>
    <style:style style:name="T14" style:family="text">
      <style:text-properties fo:font-size="14pt" fo:font-style="normal" style:text-underline-style="solid" style:text-underline-width="auto" style:text-underline-color="font-color" officeooo:rsid="00166527" style:font-size-asian="14pt" style:font-style-asian="normal" style:font-size-complex="14pt" style:font-style-complex="normal"/>
    </style:style>
    <style:style style:name="T15" style:family="text">
      <style:text-properties officeooo:rsid="0019a8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<text:s/>Utente</text:span><text:span text:style-name="T1">(</text:span><text:span text:style-name="T8">id</text:span><text:span text:style-name="T1">, username, password, email, is_admin, img_path)</text:span></text:p>
      <text:p text:style-name="normal"><text:span text:style-name="T1">Pet(</text:span><text:span text:style-name="T10">id</text:span><text:span text:style-name="T5">, </text:span><text:span text:style-name="T8">n</text:span><text:span text:style-name="T9">ome </text:span><text:span text:style-name="T1">, </text:span><text:span text:style-name="T8">user_id</text:span><text:span text:style-name="T1">, </text:span><text:span text:style-name="T3">dataDiNascita</text:span><text:span text:style-name="T1">, </text:span><text:span text:style-name="T3">sterilizzato</text:span><text:span text:style-name="T1">*, </text:span><text:span text:style-name="T3">taglia</text:span><text:span text:style-name="T1">*, </text:span><text:span text:style-name="T5">tipo</text:span><text:span text:style-name="T3">)</text:span></text:p>
      <text:p text:style-name="P2"><text:span text:style-name="T1">Animale(</text:span><text:span text:style-name="T8">id</text:span><text:span text:style-name="T1">, nome)</text:span></text:p>
      <text:p text:style-name="normal"><text:span text:style-name="T2">Prodotto</text:span><text:span text:style-name="T1">(</text:span><text:span text:style-name="T8">id</text:span><text:span text:style-name="T1">, </text:span><text:span text:style-name="T3">nome</text:span><text:span text:style-name="T1">, </text:span><text:span text:style-name="T3">prezzo</text:span><text:span text:style-name="T1">, </text:span><text:span text:style-name="T3">IVA</text:span><text:span text:style-name="T1">, </text:span><text:span text:style-name="T3">disponibilità</text:span><text:span text:style-name="T1">, img_path, </text:span><text:span text:style-name="T6">tipo</text:span><text:span text:style-name="T3">_animale</text:span><text:span text:style-name="T1">, </text:span><text:span text:style-name="T3">categoria, descrizione,</text:span><text:span text:style-name="T1"> </text:span><text:span text:style-name="T3">taglia</text:span><text:span text:style-name="T1">*, min_age*, max_age*, </text:span><text:span text:style-name="T3">per_</text:span><text:span text:style-name="T6">s</text:span><text:span text:style-name="T1">teri</text:span><text:span text:style-name="T6">lizzati</text:span><text:span text:style-name="T1">*)</text:span></text:p>
      <text:p text:style-name="normal"><text:span text:style-name="T2">Recensione</text:span><text:span text:style-name="T1">(</text:span><text:span text:style-name="T10">id</text:span><text:span text:style-name="T5">, </text:span><text:span text:style-name="T8">user_id</text:span><text:span text:style-name="T1">, </text:span><text:span text:style-name="T8">product_id</text:span><text:span text:style-name="T1">, </text:span><text:span text:style-name="T8">date</text:span><text:span text:style-name="T1">, </text:span><text:span text:style-name="T3">titolo</text:span><text:span text:style-name="T1">, comment</text:span><text:span text:style-name="T3">o</text:span><text:span text:style-name="T1">, </text:span><text:span text:style-name="T3">valutazione</text:span><text:span text:style-name="T1">) </text:span></text:p>
      <text:p text:style-name="normal"><text:span text:style-name="T2">Carrello</text:span><text:span text:style-name="T1">(</text:span><text:span text:style-name="T8">id</text:span><text:span text:style-name="T1">, </text:span><text:span text:style-name="T8">user_id</text:span><text:span text:style-name="T1">)</text:span></text:p>
      <text:p text:style-name="normal"><text:span text:style-name="T2">CartItem</text:span><text:span text:style-name="T1">(</text:span><text:span text:style-name="T10">id</text:span><text:span text:style-name="T5">, </text:span><text:span text:style-name="T8">product_id</text:span><text:span text:style-name="T1">, </text:span><text:span text:style-name="T6">c</text:span><text:span text:style-name="T8">art_id</text:span><text:span text:style-name="T1">, </text:span><text:span text:style-name="T4">quantita </text:span><text:span text:style-name="T1">)</text:span></text:p>
      <text:p text:style-name="normal"><text:span text:style-name="T2">Ordine</text:span><text:span text:style-name="T1">(</text:span><text:span text:style-name="T8">id</text:span><text:span text:style-name="T1">, </text:span><text:span text:style-name="T11">info_id</text:span><text:span text:style-name="T1">, </text:span><text:span text:style-name="T4">fattura, </text:span><text:span text:style-name="T7">data</text:span><text:span text:style-name="T1">)</text:span></text:p>
      <text:p text:style-name="normal"><text:span text:style-name="T1">OrderItem(</text:span><text:span text:style-name="T14">id</text:span><text:span text:style-name="T5">, </text:span><text:span text:style-name="T8">product_id</text:span><text:span text:style-name="T1">, </text:span><text:span text:style-name="T8">order_id</text:span><text:span text:style-name="T1">, </text:span><text:span text:style-name="T4">quantita</text:span><text:span text:style-name="T1">, </text:span><text:span text:style-name="T4">prezzo</text:span><text:span text:style-name="T1">)</text:span></text:p>
      <text:p text:style-name="P9"><text:span text:style-name="T1">InfoConsegna(</text:span><text:span text:style-name="T8">id</text:span><text:span text:style-name="T1">, user_id, citta, cap, via, altro, destinatario)</text:span></text:p>
      <text:p text:style-name="P1"/>
      <text:p text:style-name="P5">Vincoli</text:p>
      <text:p text:style-name="P5"/>
      <text:p text:style-name="P5">Pet(user_id)<text:tab/><text:tab/>VIR Utente(id)</text:p>
      <text:p text:style-name="P6">Per(tipo) <text:tab/><text:tab/><text:tab/>VIR Animale(id)</text:p>
      <text:p text:style-name="P3"><text:span text:style-name="T12">Prodotto(</text:span><text:span text:style-name="T13">tipo</text:span><text:span text:style-name="T12">_animale)<text:tab/>VIR Animale(id)</text:span></text:p>
      <text:p text:style-name="P5">Recensione(user_id) <text:tab/>VIR Utente(id)</text:p>
      <text:p text:style-name="P5">Recensione(product_id) VIR Prodotto(id)</text:p>
      <text:p text:style-name="P5">Carrello(user_id) <text:tab/>VIR Utente(id)</text:p>
      <text:p text:style-name="P5">CartItem(product_id) <text:tab/>VIR Utente(id)</text:p>
      <text:p text:style-name="P3"><text:span text:style-name="T12">CartItem(</text:span><text:span text:style-name="T13">c</text:span><text:span text:style-name="T12">art_id) <text:tab/>VIR Carrello(id)</text:span></text:p>
      <text:p text:style-name="P5">Ordine(<text:span text:style-name="T15">info</text:span>_id) <text:tab/><text:tab/>VIR <text:span text:style-name="T15">InfoConsegna</text:span>(id)</text:p>
      <text:p text:style-name="P5">OrderItem(product_id) <text:tab/>VIR Prodotto(id)</text:p>
      <text:p text:style-name="P5">OrderItem(order_id) <text:tab/>VIR Ordine(id)</text:p>
      <text:p text:style-name="P7">InfoConsegna(user_id) VIR Utente(id)</text:p>
      <text:p text:style-name="P5"/>
      <text:list xml:id="list1514343967" text:style-name="WWNum1">
        <text:list-header>
          <text:p text:style-name="P8"><text:s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9T18:27:33.078443395</dc:date>
    <meta:editing-duration>PT43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97" meta:character-count="1002" meta:non-whitespace-character-count="914"/>
  </office:meta>
</office:document-meta>
</file>